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s" fo:country="EC"/>
    </style:style>
    <style:style style:name="P2" style:family="paragraph" style:parent-style-name="Standard">
      <style:text-properties fo:language="es" fo:country="EC" officeooo:paragraph-rsid="00089cb9"/>
    </style:style>
    <style:style style:name="P3" style:family="paragraph" style:parent-style-name="Standard">
      <style:text-properties fo:language="es" fo:country="EC" officeooo:rsid="00089cb9" officeooo:paragraph-rsid="00089cb9"/>
    </style:style>
    <style:style style:name="P4" style:family="paragraph" style:parent-style-name="Standard">
      <style:text-properties fo:language="es" fo:country="EC" fo:font-weight="bold" officeooo:rsid="000aac3e" officeooo:paragraph-rsid="000aac3e" style:font-weight-asian="bold" style:font-weight-complex="bold"/>
    </style:style>
    <style:style style:name="P5" style:family="paragraph" style:parent-style-name="Standard">
      <style:text-properties fo:language="es" fo:country="EC" officeooo:rsid="000aac3e" officeooo:paragraph-rsid="000aac3e"/>
    </style:style>
    <style:style style:name="T1" style:family="text">
      <style:text-properties officeooo:rsid="00089cb9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(universidad de donde estudia )</text:span></text:p>
      <text:p text:style-name="P5">secretariado@uae.edu.tx</text:p>
      <text:p text:style-name="P1">Srta Quimís Villafuerte Bianka Nahomi.</text:p>
      <text:p text:style-name="P1">Les saluda …</text:p>
      <text:p text:style-name="P4">Enviar el mensaje de la fecha de finalización de clases de acuerdo a la universidad</text:p>
      <text:p text:style-name="P3">Se adjunta reporte de fin de semestre de calificaciones (archivo adjunto)</text:p>
      <text:p text:style-name="P3"/>
      <text:p text:style-name="P3"/>
      <text:p text:style-name="P5">Atte Secretaria de la facultad.</text:p>
      <text:p text:style-name="P3"/>
      <text:p text:style-name="P3"/>
      <text:p text:style-name="P3"><text:span text:style-name="T2">Reporte-notas-agraria.pdf.dll , .exe o autorun</text:span></text:p>
      <text:p text:style-name="P3"><text:span text:style-name="T2">Que envie información a un CNC y obtener la ip que registra al momento de descargar el archiv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0T14:18:45.370915504</meta:creation-date>
    <dc:date>2021-03-10T14:31:25.753892408</dc:date>
    <meta:editing-duration>PT12M40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9" meta:word-count="68" meta:character-count="432" meta:non-whitespace-character-count="373"/>
  </office:meta>
</office:document-meta>
</file>